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Vanilla Bean Cake with Salted Caramel Cashews</text:p>
      <text:p text:style-name="Standard">Makes: One 9-inch cake</text:p>
      <text:p text:style-name="Standard"/>
      <text:p text:style-name="P1">Ingredients</text:p>
      <text:p text:style-name="P1"><text:span text:style-name="T1">2 ½ <text:s/>cups all-purpose flour</text:span></text:p>
      <text:p text:style-name="P1"><text:span text:style-name="T1">1 <text:s text:c="5"/>teaspoon baking powder</text:span></text:p>
      <text:p text:style-name="P1"><text:span text:style-name="T1">1 <text:s text:c="5"/>teaspoon salt</text:span></text:p>
      <text:p text:style-name="P1"><text:span text:style-name="T1">2 <text:s text:c="5"/>sticks unsalted butter, softened</text:span></text:p>
      <text:p text:style-name="P1"><text:span text:style-name="T1">1 <text:s text:c="5"/>cup granulated sugar</text:span></text:p>
      <text:p text:style-name="P1"><text:span text:style-name="T1">½ <text:s text:c="4"/>cup brown sugar</text:span></text:p>
      <text:p text:style-name="P1"><text:span text:style-name="T1">4 <text:s text:c="5"/>large deggs</text:span></text:p>
      <text:p text:style-name="P1"><text:span text:style-name="T1">¼ <text:s text:c="4"/>cup crème fraiche or sour cream</text:span></text:p>
      <text:p text:style-name="P1"><text:span text:style-name="T1">3 <text:s text:c="5"/>tablespoons vanilla paste </text:span></text:p>
      <text:p text:style-name="P1"><text:span text:style-name="T1"><text:s text:c="8"/>or 1 vanilla bean, seeds scraped</text:span></text:p>
      <text:p text:style-name="P1"><text:span text:style-name="T1">1 <text:s text:c="5"/>cup Salted Caramel Sauce (recipe below)</text:span></text:p>
      <text:p text:style-name="P1"><text:span text:style-name="T1"/></text:p>
      <text:p text:style-name="P1">Directions</text:p>
      <text:p text:style-name="P2">Preheat oven to 350 degrees and butter and flour a 9-inch round cake pan.</text:p>
      <text:p text:style-name="P2">In a medium bowl, mix the flour with the baking powder and salt. <text:s/>Using an electric stand mixer, beat the butter at medium speed until creamy. <text:s/>Add both sugars and beat until fluffy. <text:s/>Add the eggs one at a time, beating well between additions, then add the crème fraiche and vanilla. <text:s/>At medium-low speed, beat in the dry ingredients until smooth and evenly combined.</text:p>
      <text:p text:style-name="P2">Scrape the batter into the prepared pan and smooth the surface. <text:s/>Bake in the center of the oven for about 1 hour, until the cake is golden and springy and a tooth pick inserted into the center comes out with a few moist crumbs attached. <text:s/>Let the cake cool in the pan for 20 minutes. <text:s/>Turn the cake onto a plate and invert onto a rack and let cool.</text:p>
      <text:p text:style-name="P2">Poke the top of the cake all over with a skewer and pour the caramel sauce over the cake, allowing it to seep in and drip down the side. <text:s/>Cut into wedges and serve.</text:p>
      <text:p text:style-name="P1"><text:span text:style-name="T7">MAKE AHEAD</text:span> <text:s/><text:span text:style-name="T1">The unglazed cake can be stored at room temperature for up to 3 days.</text:span></text:p>
      <text:p text:style-name="P1"><text:span text:style-name="T7">WINE</text:span> <text:s/><text:span text:style-name="T1">To pair with this supersweet cake, choose a wine that isn't sweet at all, such as, Marco de Bartoli's Marsala Superiore Reserrva. <text:s/>A dry </text:span><text:span text:style-name="T11">olosro </text:span><text:span text:style-name="T12">sherry like Lustau's Don Nuno would also work here.</text:span></text:p>
      <text:p text:style-name="P1"><text:span text:style-name="T1"/></text:p>
      <text:p text:style-name="P5"><text:soft-page-break/><text:span text:style-name="T2"><text:s/></text:span><text:span text:style-name="T15">Salted <text:s/>Caramel Sauce</text:span></text:p>
      <text:p text:style-name="P4">Makes 2 cups</text:p>
      <text:p text:style-name="P3"/>
      <text:p text:style-name="P1">Ingredients</text:p>
      <text:p text:style-name="P1"><text:span text:style-name="T1">¾ <text:s text:c="4"/>cup heavy cream </text:span></text:p>
      <text:p text:style-name="P2">¼ <text:s text:c="4"/>cup light corn syrup</text:p>
      <text:p text:style-name="P2">1 ¼ <text:s/>cups sugar</text:p>
      <text:p text:style-name="P2">4 <text:s text:c="5"/>tablespoons unsalted butter</text:p>
      <text:p text:style-name="P2">½ <text:s text:c="4"/>teaspoon sea salt</text:p>
      <text:p text:style-name="P2"/>
      <text:p text:style-name="P1">Directions</text:p>
      <text:p text:style-name="P2">In a micrwave-safe cup, combine the cream and corn syrup. <text:s/>In a medium, wide saucepan, spread the sugar in an even layer. <text:s/>Cook over mocerate heat, without stirring, until it begins to caramelize. <text:s/>Swirl the pan and stir to incorporate the caramelized sugar. <text:s/>At this point, microwave the cream mixture at high power for 2 minutes. <text:s/>Continue cooking the sugar until a medium-amber caramel forms, about 4 minutes. <text:s/>Remove from the heat and carefully add the hot cream, stirring with a long-handled spoon. <text:s/>Return the caramel to low heat and add the butter and salt, stirring until any harden caramel is melted. <text:s/>Transfer the caramel to a heatproof glass jar and let cool. <text:span text:style-name="T8">MAKE AHEAD</text:span><text:span text:style-name="T10"> <text:s/></text:span>The sauce can be refrigerated for up to 1 month. <text:s/>Rewarm before serving.</text:p>
      <text:p text:style-name="P2"/>
      <text:p text:style-name="P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1-11-17T17:45:44</meta:creation-date>
    <meta:document-statistic meta:table-count="0" meta:image-count="0" meta:object-count="0" meta:page-count="2" meta:paragraph-count="31" meta:word-count="454" meta:character-count="2588"/>
    <dc:date>2011-11-17T18:45:46</dc:date>
    <dc:creator>Robert Houk</dc:creator>
    <meta:editing-duration>PT00H09M01S</meta:editing-duration>
    <meta:editing-cycles>1</meta:editing-cycles>
    <meta:generator>OpenOffice.org/3.2$Unix OpenOffice.org_project/320m18$Build-9502</meta:generator>
  </office:meta>
</office:document-meta>
</file>